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officeooo:paragraph-rsid="00022d45" style:font-weight-asian="bold" style:font-weight-complex="bold"/>
    </style:style>
    <style:style style:name="P2" style:family="paragraph" style:parent-style-name="Standard">
      <style:text-properties officeooo:paragraph-rsid="00022d45"/>
    </style:style>
    <style:style style:name="P3" style:family="paragraph" style:parent-style-name="Standard">
      <style:paragraph-properties fo:text-align="center" style:justify-single-word="false"/>
      <style:text-properties officeooo:rsid="00022d45" officeooo:paragraph-rsid="00022d4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22d45" officeooo:paragraph-rsid="00022d45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style:font-name="Times New Roman" fo:font-weight="bold" officeooo:paragraph-rsid="00022d45" style:font-weight-asian="bold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13883d" officeooo:paragraph-rsid="00022d45" style:font-weight-asian="bold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Times New Roman" fo:font-weight="bold" officeooo:rsid="00022d45" officeooo:paragraph-rsid="00022d45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officeooo:rsid="0005769f" officeooo:paragraph-rsid="0005769f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035e6c" officeooo:paragraph-rsid="00035e6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934c4" officeooo:paragraph-rsid="002934c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2934c4" officeooo:paragraph-rsid="002934c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05e58" officeooo:paragraph-rsid="00305e5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05e58" officeooo:paragraph-rsid="00305e5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officeooo:rsid="00305e58" officeooo:paragraph-rsid="00305e5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852d0" officeooo:paragraph-rsid="002852d0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officeooo:rsid="00256885" officeooo:paragraph-rsid="00256885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27903"/>
    </style:style>
    <style:style style:name="T2" style:family="text">
      <style:text-properties officeooo:rsid="00022d45"/>
    </style:style>
    <style:style style:name="T3" style:family="text">
      <style:text-properties officeooo:rsid="00256885"/>
    </style:style>
    <style:style style:name="T4" style:family="text">
      <style:text-properties officeooo:rsid="002ea1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5">A. U : 20<text:span text:style-name="T1">20</text:span>/20<text:span text:style-name="T1">21</text:span></text:p>
            <text:p text:style-name="P5"><text:span text:style-name="T2">3</text:span>L</text:p>
            <text:p text:style-name="P7">Données semi-structurées</text:p>
            <text:p text:style-name="P6"/>
          </table:table-cell>
        </table:table-row>
      </table:table>
      <text:p text:style-name="P2"/>
      <text:p text:style-name="P4"><text:span text:style-name="T4">Devoir N</text:span>° 0<text:span text:style-name="T4">1</text:span></text:p>
      <text:p text:style-name="P3"/>
      <text:p text:style-name="P9">Objectif</text:p>
      <text:p text:style-name="P8">L’objectif de cette série de TP est de <text:span text:style-name="T3">réaliser un exemple de l’utilisation des transformations XSL (XSLT) pour publier des données à partir d’un fichier XML en produisant un fichier HTML. Dans des cas réels, le fichier source (XML) peut être : le résultat d’un traitement, des données collectées, document édité manuellement (en utilisant un éditeur) ou bien exporté à partir d’une base de données.</text:span></text:p>
      <text:p text:style-name="P8"/>
      <text:p text:style-name="P16">Enoncé</text:p>
      <text:p text:style-name="P12">Joint à ce devoir, vous trouverez deux fichier :</text:p>
      <text:list xml:id="list519101001302820065" text:style-name="L6">
        <text:list-item>
          <text:p text:style-name="P13">Un fichier XML qui contient des données sur des départements et les offres de formations de type Masters disponibles. Pour chaque Master, un ensemble de Module est définis.</text:p>
        </text:list-item>
        <text:list-item>
          <text:p text:style-name="P13">Un fichier HTML qui pérsente un exemple de publication des données du fichier XML sur le Web.</text:p>
        </text:list-item>
      </text:list>
      <text:p text:style-name="P12"/>
      <text:p text:style-name="P15">Travail demandé</text:p>
      <text:p text:style-name="P10">Il est demandé de :</text:p>
      <text:list xml:id="list8922970082745407003" text:style-name="L5">
        <text:list-item>
          <text:p text:style-name="P14">Compléter le fichier XML pour contenir toutes les données nécessaires,</text:p>
        </text:list-item>
        <text:list-item>
          <text:p text:style-name="P14">Ecrire la feuille de style (XSLT) qui permet d’effectuer la transformation du fichier XML vers le fichier HTML donné en exemp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31</meta:editing-cycles>
    <meta:creation-date>2008-08-22T11:41:04</meta:creation-date>
    <dc:date>2021-05-22T01:45:27.713927556</dc:date>
    <meta:editing-duration>PT4H2M52S</meta:editing-duration>
    <meta:document-statistic meta:table-count="1" meta:image-count="0" meta:object-count="0" meta:page-count="1" meta:paragraph-count="17" meta:word-count="184" meta:character-count="1107" meta:non-whitespace-character-count="944"/>
  </office:meta>
</office:document-meta>
</file>